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0ec" officeooo:paragraph-rsid="000920ec"/>
    </style:style>
    <style:style style:name="P2" style:family="paragraph" style:parent-style-name="Standard">
      <style:text-properties officeooo:rsid="000a50d8" officeooo:paragraph-rsid="000a50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xperiment 7</text:p>
      <text:p text:style-name="P1"/>
      <text:p text:style-name="P1">#include&lt;iostream&gt;</text:p>
      <text:p text:style-name="P1">using namespace std;</text:p>
      <text:p text:style-name="P1"></text:p>
      <text:p text:style-name="P1">#define ROW 10</text:p>
      <text:p text:style-name="P1">#define COL 10</text:p>
      <text:p text:style-name="P1">#define infi 9999</text:p>
      <text:p text:style-name="P1"></text:p>
      <text:p text:style-name="P1">class prims {</text:p>
      <text:p text:style-name="P1"><text:s text:c="4"/>int graph[ROW][COL], nodes;</text:p>
      <text:p text:style-name="P1">public:</text:p>
      <text:p text:style-name="P1"><text:s text:c="4"/>void createGraph();</text:p>
      <text:p text:style-name="P1"><text:s text:c="4"/>void primsAlgo();</text:p>
      <text:p text:style-name="P1">};</text:p>
      <text:p text:style-name="P1"></text:p>
      <text:p text:style-name="P1">void prims::createGraph() {</text:p>
      <text:p text:style-name="P1"><text:s text:c="4"/>int i, j;</text:p>
      <text:p text:style-name="P1"><text:s text:c="4"/>cout &lt;&lt; "Enter Total Offices: ";</text:p>
      <text:p text:style-name="P1"><text:s text:c="4"/>cin &gt;&gt; nodes;</text:p>
      <text:p text:style-name="P1"><text:s text:c="4"/>cout &lt;&lt; "\nEnter Adjacency Matrix: \n";</text:p>
      <text:p text:style-name="P1"><text:s text:c="4"/>for (i = 0; i &lt; nodes; i++) {</text:p>
      <text:p text:style-name="P1"><text:s text:c="8"/>for (j = i; j &lt; nodes; j++) {</text:p>
      <text:p text:style-name="P1"><text:s text:c="12"/>cout &lt;&lt; "Enter distance between " &lt;&lt; i &lt;&lt; " and " &lt;&lt; j &lt;&lt; endl;</text:p>
      <text:p text:style-name="P1"><text:s text:c="12"/>cin &gt;&gt; graph[i][j];</text:p>
      <text:p text:style-name="P1"><text:s text:c="12"/>graph[j][i] = graph[i][j];</text:p>
      <text:p text:style-name="P1"><text:s text:c="8"/>}</text:p>
      <text:p text:style-name="P1"><text:s text:c="4"/>}</text:p>
      <text:p text:style-name="P1"></text:p>
      <text:p text:style-name="P1"><text:s text:c="4"/>for (i = 0; i &lt; nodes; i++) {</text:p>
      <text:p text:style-name="P1"><text:s text:c="8"/>for (j = 0; j &lt; nodes; j++) {</text:p>
      <text:p text:style-name="P1"><text:s text:c="12"/>if (graph[i][j] == 0)</text:p>
      <text:p text:style-name="P1"><text:s text:c="16"/>graph[i][j] = infi; <text:s text:c="3"/>//fill infinity where path is not present</text:p>
      <text:p text:style-name="P1"><text:s text:c="8"/>}</text:p>
      <text:p text:style-name="P1"><text:s text:c="4"/>}</text:p>
      <text:p text:style-name="P1">}</text:p>
      <text:p text:style-name="P1"></text:p>
      <text:p text:style-name="P1">void prims::primsAlgo() {</text:p>
      <text:p text:style-name="P1"><text:s text:c="4"/>int selected[ROW], i, j, ne=0;</text:p>
      <text:p text:style-name="P1"><text:s text:c="4"/>int zero = 0, one = 1, min = 0, x, y;</text:p>
      <text:p text:style-name="P1"><text:s text:c="4"/>int cost = 0;</text:p>
      <text:p text:style-name="P1"><text:s text:c="4"/>for (i = 0; i &lt; nodes; i++)</text:p>
      <text:p text:style-name="P1"><text:s text:c="8"/>selected[i] = zero;</text:p>
      <text:p text:style-name="P1"></text:p>
      <text:p text:style-name="P1"><text:s text:c="4"/>selected[0] = one; <text:s text:c="7"/>//starting vertex is always node-0</text:p>
      <text:p text:style-name="P1"></text:p>
      <text:p text:style-name="P1"><text:s text:c="4"/>while (ne &lt; nodes - 1) {</text:p>
      <text:p text:style-name="P1"><text:s text:c="8"/>min = infi;</text:p>
      <text:p text:style-name="P1"></text:p>
      <text:p text:style-name="P1"><text:s text:c="8"/>for (i = 0; i &lt; nodes; i++) {</text:p>
      <text:p text:style-name="P1"><text:s text:c="12"/>if (selected[i] == one) {</text:p>
      <text:p text:style-name="P1"><text:soft-page-break/><text:s text:c="16"/>for (j = 0; j &lt; nodes; j++) {</text:p>
      <text:p text:style-name="P1"><text:s text:c="20"/>if (selected[j] == zero) {</text:p>
      <text:p text:style-name="P1"><text:s text:c="24"/>if (min &gt; graph[i][j]) {</text:p>
      <text:p text:style-name="P1"><text:s text:c="28"/>min = graph[i][j];</text:p>
      <text:p text:style-name="P1"><text:s text:c="28"/>x = i;</text:p>
      <text:p text:style-name="P1"><text:s text:c="28"/>y = j;</text:p>
      <text:p text:style-name="P1"><text:s text:c="24"/>}</text:p>
      <text:p text:style-name="P1"><text:s text:c="20"/>}</text:p>
      <text:p text:style-name="P1"><text:s text:c="16"/>}</text:p>
      <text:p text:style-name="P1"><text:s text:c="12"/>}</text:p>
      <text:p text:style-name="P1"><text:s text:c="8"/>}</text:p>
      <text:p text:style-name="P1"><text:s text:c="8"/>selected[y] = one;</text:p>
      <text:p text:style-name="P1"><text:s text:c="8"/>cout &lt;&lt; "\n" &lt;&lt; x &lt;&lt; " --&gt; " &lt;&lt; y;</text:p>
      <text:p text:style-name="P1"><text:s text:c="8"/>cost += graph[x][y];</text:p>
      <text:p text:style-name="P1"><text:s text:c="8"/>ne++;</text:p>
      <text:p text:style-name="P1"><text:s text:c="4"/>}</text:p>
      <text:p text:style-name="P1"><text:s text:c="4"/>cout &lt;&lt; "\nTotal cost is: " &lt;&lt; cost &lt;&lt; endl;</text:p>
      <text:p text:style-name="P1">}</text:p>
      <text:p text:style-name="P1"></text:p>
      <text:p text:style-name="P1">int main() {</text:p>
      <text:p text:style-name="P1"><text:s text:c="4"/>prims MST;</text:p>
      <text:p text:style-name="P1"><text:s text:c="4"/>cout &lt;&lt; "\nPrims Algorithm to connect several offices\n";</text:p>
      <text:p text:style-name="P1"><text:s text:c="4"/>MST.createGraph();</text:p>
      <text:p text:style-name="P1"><text:s text:c="4"/>MST.primsAlgo();</text:p>
      <text:p text:style-name="P1">}</text:p>
      <text:p text:style-name="P1"/>
      <text:p text:style-name="P1">Output:-</text:p>
      <text:p text:style-name="P1"/>
      <text:p text:style-name="P1"/>
      <text:p text:style-name="P1">(base) student@student-OptiPlex-3010:~$ g++ ds7.cpp</text:p>
      <text:p text:style-name="P1">(base) student@student-OptiPlex-3010:~$ ./a.out</text:p>
      <text:p text:style-name="P1"></text:p>
      <text:p text:style-name="P1">Prims Algorithm to connect several offices</text:p>
      <text:p text:style-name="P1">Enter Total Offices: 3</text:p>
      <text:p text:style-name="P1"></text:p>
      <text:p text:style-name="P1">Enter Adjacency Matrix: </text:p>
      <text:p text:style-name="P1">Enter distance between 0 and 0</text:p>
      <text:p text:style-name="P1">1 2 3 7 8</text:p>
      <text:p text:style-name="P1">Enter distance between 0 and 1</text:p>
      <text:p text:style-name="P1">Enter distance between 0 and 2</text:p>
      <text:p text:style-name="P1">Enter distance between 1 and 1</text:p>
      <text:p text:style-name="P1">Enter distance between 1 and 2</text:p>
      <text:p text:style-name="P1">Enter distance between 2 and 2</text:p>
      <text:p text:style-name="P1">1 2 3</text:p>
      <text:p text:style-name="P1"></text:p>
      <text:p text:style-name="P1">0 --&gt; 1</text:p>
      <text:p text:style-name="P1">0 --&gt; 2</text:p>
      <text:p text:style-name="P1">Total cost is: 5</text:p>
      <text:p text:style-name="P1">(base) student@student-OptiPlex-3010:~$ g++ ds7.cpp</text:p>
      <text:p text:style-name="P1">(base) student@student-OptiPlex-3010:~$ ./a.out</text:p>
      <text:p text:style-name="P1"></text:p>
      <text:p text:style-name="P1">Prims Algorithm to connect several offices</text:p>
      <text:p text:style-name="P1"><text:soft-page-break/>Enter Total Offices: 3</text:p>
      <text:p text:style-name="P1"></text:p>
      <text:p text:style-name="P1">Enter Adjacency Matrix: </text:p>
      <text:p text:style-name="P1">Enter distance between 0 and 0</text:p>
      <text:p text:style-name="P1">5</text:p>
      <text:p text:style-name="P1">Enter distance between 0 and 1</text:p>
      <text:p text:style-name="P1">9</text:p>
      <text:p text:style-name="P1">Enter distance between 0 and 2</text:p>
      <text:p text:style-name="P1">3</text:p>
      <text:p text:style-name="P1">Enter distance between 1 and 1</text:p>
      <text:p text:style-name="P1">7</text:p>
      <text:p text:style-name="P1">Enter distance between 1 and 2</text:p>
      <text:p text:style-name="P1">6</text:p>
      <text:p text:style-name="P1">Enter distance between 2 and 2</text:p>
      <text:p text:style-name="P1">13</text:p>
      <text:p text:style-name="P1"></text:p>
      <text:p text:style-name="P1">0 --&gt; 2</text:p>
      <text:p text:style-name="P1">2 --&gt; 1</text:p>
      <text:p text:style-name="P1">Total cost is: 9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2:11:46.608988295</meta:creation-date>
    <dc:date>2022-05-05T12:13:22.376550395</dc:date>
    <meta:editing-duration>PT2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118" meta:word-count="423" meta:character-count="2681" meta:non-whitespace-character-count="1759"/>
  </office:meta>
</office:document-meta>
</file>